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9in" fo:margin-left="0in" fo:margin-right="1.1153in" table:align="margins"/>
    </style:style>
    <style:style style:name="TABLA_5f_ITEMS.A" style:display-name="TABLA_ITEMS.A" style:family="table-column">
      <style:table-column-properties style:column-width="3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81993" officeooo:paragraph-rsid="00281993" style:font-name-asian="Arial" style:font-size-asian="9pt" style:font-name-complex="Arial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fe13f" officeooo:paragraph-rsid="002fe13f" style:font-name-asian="Arial" style:font-size-asian="9pt" style:font-name-complex="Arial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f15c4" officeooo:paragraph-rsid="002f15c4" style:font-name-asian="Arial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7d500" officeooo:paragraph-rsid="0027d500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6">Teatro Nacional Cervantes</text:p>
      <text:p text:style-name="P6">Listado <text:span text:style-name="T3">de todas las clases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12">Partida Parcial</text:p>
          </table:table-cell>
          <table:table-cell table:style-name="TABLA_5f_ITEMS.A1" office:value-type="string">
            <text:p text:style-name="P13">Codigo</text:p>
          </table:table-cell>
          <table:table-cell table:style-name="TABLA_5f_ITEMS.C1" office:value-type="string">
            <text:p text:style-name="P13">Nombre</text:p>
          </table:table-cell>
        </table:table-row>
        <table:table-row table:style-name="TABLA_5f_ITEMS.1">
          <table:table-cell table:style-name="TABLA_5f_ITEMS.A2" office:value-type="string">
            <text:p text:style-name="P11">[PARTIDA_PARCIAL]</text:p>
          </table:table-cell>
          <table:table-cell table:style-name="TABLA_5f_ITEMS.B2" office:value-type="string">
            <text:p text:style-name="P10">[CODIGO]</text:p>
          </table:table-cell>
          <table:table-cell table:style-name="TABLA_5f_ITEMS.C2" office:value-type="string">
            <text:p text:style-name="P10">[NOMBRE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07:32.904103090</dc:date>
    <meta:generator>LibreOffice/4.4.6.3$Linux_X86_64 LibreOffice_project/40m0$Build-3</meta:generator>
    <meta:editing-duration>PT6M54S</meta:editing-duration>
    <meta:editing-cycles>28</meta:editing-cycles>
    <dc:creator>gsantacruz </dc:creator>
    <meta:document-statistic meta:table-count="1" meta:image-count="3" meta:object-count="0" meta:page-count="1" meta:paragraph-count="9" meta:word-count="17" meta:character-count="126" meta:non-whitespace-character-count="118"/>
  </office:meta>
</office:document-meta>
</file>